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cm" svg:height="1.5cm" svg:x="2cm" svg:y="5cm">
          <text:p text:style-name="P1">SOL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6cm" svg:y="5cm">
          <text:p text:style-name="P1">ENTOR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5cm" svg:height="1.5cm" svg:x="2cm" svg:y="3.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10.5cm" svg:y="5cm">
          <text:p text:style-name="P1">MODEL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draw:transform="rotate (1.5707963267946) translate (14.5cm 8cm)">
          <text:p text:style-name="P1"><text:span text:style-name="T1">E</text:span><text:span text:style-name="T2">STRUCTURAS DE DATO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12.5cm" svg:height="1.5cm" svg:x="2cm" svg:y="6.5cm">
          <text:p text:style-name="P1">UTILIDADES DE APLICA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quin </meta:initial-creator>
    <meta:creation-date>2011-07-13T16:14:32</meta:creation-date>
    <dc:date>2012-02-29T02:36:07</dc:date>
    <dc:creator>Joaquin </dc:creator>
    <meta:editing-duration>PT04H44M46S</meta:editing-duration>
    <meta:editing-cycles>13</meta:editing-cycles>
    <meta:generator>OpenOffice.org/3.2$Linux OpenOffice.org_project/320m12$Build-9483</meta:generator>
    <meta:document-statistic meta:object-count="6"/>
  </office:meta>
</office:document-meta>
</file>